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9.986cm" svg:y="11.414cm">
            <draw:object draw:notify-on-update-of-ranges="Hoja1.A2:Hoja1.A37 Hoja1.B2:Hoja1.B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Period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2]*[.$C$2])/180" office:value-type="float" office:value="0.000231481481481481" calcext:value-type="float">
            <text:p>0.000231481481481</text:p>
          </table:table-cell>
          <table:table-cell table:formula="of:=1/60/2"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3]*[.$C$2])/180" office:value-type="float" office:value="0.000462962962962963" calcext:value-type="float">
            <text:p>0.00046296296296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4]*[.$C$2])/180" office:value-type="float" office:value="0.000694444444444444" calcext:value-type="float">
            <text:p>0.00069444444444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A5]*[.$C$2])/180" office:value-type="float" office:value="0.000925925925925926" calcext:value-type="float">
            <text:p>0.0009259259259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A6]*[.$C$2])/180" office:value-type="float" office:value="0.00115740740740741" calcext:value-type="float">
            <text:p>0.00115740740740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A7]*[.$C$2])/180" office:value-type="float" office:value="0.00138888888888889" calcext:value-type="float">
            <text:p>0.00138888888888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A8]*[.$C$2])/180" office:value-type="float" office:value="0.00162037037037037" calcext:value-type="float">
            <text:p>0.0016203703703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A9]*[.$C$2])/180" office:value-type="float" office:value="0.00185185185185185" calcext:value-type="float">
            <text:p>0.00185185185185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A10]*[.$C$2])/180" office:value-type="float" office:value="0.00208333333333333" calcext:value-type="float">
            <text:p>0.00208333333333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A11]*[.$C$2])/180" office:value-type="float" office:value="0.00231481481481481" calcext:value-type="float">
            <text:p>0.00231481481481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A12]*[.$C$2])/180" office:value-type="float" office:value="0.0025462962962963" calcext:value-type="float">
            <text:p>0.00254629629629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A13]*[.$C$2])/180" office:value-type="float" office:value="0.00277777777777778" calcext:value-type="float">
            <text:p>0.00277777777777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A14]*[.$C$2])/180" office:value-type="float" office:value="0.00300925925925926" calcext:value-type="float">
            <text:p>0.00300925925925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A15]*[.$C$2])/180" office:value-type="float" office:value="0.00324074074074074" calcext:value-type="float">
            <text:p>0.00324074074074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A16]*[.$C$2])/180" office:value-type="float" office:value="0.00347222222222222" calcext:value-type="float">
            <text:p>0.00347222222222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A17]*[.$C$2])/180" office:value-type="float" office:value="0.0037037037037037" calcext:value-type="float">
            <text:p>0.00370370370370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A18]*[.$C$2])/180" office:value-type="float" office:value="0.00393518518518519" calcext:value-type="float">
            <text:p>0.00393518518518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[.A19]*[.$C$2])/180" office:value-type="float" office:value="0.00416666666666667" calcext:value-type="float">
            <text:p>0.004166666666667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[.A20]*[.$C$2])/180" office:value-type="float" office:value="0.00439814814814815" calcext:value-type="float">
            <text:p>0.00439814814814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A21]*[.$C$2])/180" office:value-type="float" office:value="0.00462962962962963" calcext:value-type="float">
            <text:p>0.00462962962963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[.A22]*[.$C$2])/180" office:value-type="float" office:value="0.00486111111111111" calcext:value-type="float">
            <text:p>0.00486111111111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[.A23]*[.$C$2])/180" office:value-type="float" office:value="0.00509259259259259" calcext:value-type="float">
            <text:p>0.00509259259259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([.A24]*[.$C$2])/180" office:value-type="float" office:value="0.00532407407407407" calcext:value-type="float">
            <text:p>0.00532407407407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[.A25]*[.$C$2])/180" office:value-type="float" office:value="0.00555555555555556" calcext:value-type="float">
            <text:p>0.00555555555555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([.A26]*[.$C$2])/180" office:value-type="float" office:value="0.00578703703703704" calcext:value-type="float">
            <text:p>0.00578703703703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([.A27]*[.$C$2])/180" office:value-type="float" office:value="0.00601851851851852" calcext:value-type="float">
            <text:p>0.006018518518519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([.A28]*[.$C$2])/180" office:value-type="float" office:value="0.00625" calcext:value-type="float">
            <text:p>0.0062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[.A29]*[.$C$2])/180" office:value-type="float" office:value="0.00648148148148148" calcext:value-type="float">
            <text:p>0.00648148148148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([.A30]*[.$C$2])/180" office:value-type="float" office:value="0.00671296296296296" calcext:value-type="float">
            <text:p>0.00671296296296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[.A31]*[.$C$2])/180" office:value-type="float" office:value="0.00694444444444444" calcext:value-type="float">
            <text:p>0.006944444444444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([.A32]*[.$C$2])/180" office:value-type="float" office:value="0.00717592592592593" calcext:value-type="float">
            <text:p>0.00717592592592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[.A33]*[.$C$2])/180" office:value-type="float" office:value="0.00740740740740741" calcext:value-type="float">
            <text:p>0.007407407407407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([.A34]*[.$C$2])/180" office:value-type="float" office:value="0.00763888888888889" calcext:value-type="float">
            <text:p>0.007638888888889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([.A35]*[.$C$2])/180" office:value-type="float" office:value="0.00787037037037037" calcext:value-type="float">
            <text:p>0.00787037037037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([.A36]*[.$C$2])/180" office:value-type="float" office:value="0.00810185185185185" calcext:value-type="float">
            <text:p>0.008101851851852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[.A37]*[.$C$2])/180" office:value-type="float" office:value="0.00833333333333333" calcext:value-type="float">
            <text:p>0.0083333333333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AR PL KaitiM GB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09T20:22:28.009599488</meta:creation-date>
    <dc:date>2020-07-09T20:44:28.605524462</dc:date>
    <meta:editing-duration>PT11M47S</meta:editing-duration>
    <meta:editing-cycles>1</meta:editing-cycles>
    <meta:document-statistic meta:table-count="1" meta:cell-count="76" meta:object-count="1"/>
    <meta:generator>LibreOffice/6.4.5.1$Linux_X86_64 LibreOffice_project/40$Build-1</meta:generator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8.77cm" svg:y="0.395cm" chart:style-name="ch2">
          <text:p>Angulo de fase vs tiempo</text:p>
        </chart:title>
        <chart:legend chart:legend-position="end" svg:x="11.746cm" svg:y="3.952cm" style:legend-expansion="high" chart:style-name="ch3"/>
        <chart:plot-area chart:style-name="ch4" table:cell-range-address="Hoja1.A2:Hoja1.B37" svg:x="1.331cm" svg:y="1.275cm" svg:width="10.095cm" svg:height="6.564cm">
          <chartooo:coordinate-region svg:x="2.429cm" svg:y="1.474cm" svg:width="8.717cm" svg:height="5.718cm"/>
          <chart:axis chart:dimension="x" chart:name="primary-x" chart:style-name="ch5">
            <chart:title svg:x="5.024cm" svg:y="8.019cm" chart:style-name="ch6">
              <text:p>Angulo de fase [a]</text:p>
            </chart:title>
          </chart:axis>
          <chart:axis chart:dimension="y" chart:name="primary-y" chart:style-name="ch5">
            <chart:title svg:x="0.451cm" svg:y="5.448cm" chart:style-name="ch7">
              <text:p>Tiempo [us]</text:p>
            </chart:title>
            <chart:grid chart:style-name="ch8" chart:class="major"/>
          </chart:axis>
          <chart:series chart:style-name="ch9" chart:values-cell-range-address="Hoja1.B2:Hoja1.B37" chart:class="chart:scatter">
            <chart:domain table:cell-range-address="Hoja1.A2:Hoja1.A37"/>
            <chart:regression-curve chart:style-name="ch10">
              <chart:equation chart:display-equation="true" chart:display-r-square="true" svg:x="0.09cm" svg:y="0.175cm"/>
            </chart:regression-curve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Hoja1.A2:Hoja1.A37</svg:desc>
                </draw:g>
              </table:table-cell>
              <table:table-cell office:value-type="float" office:value="0.000231481481481481">
                <text:p>0.000231481481481481</text:p>
                <draw:g>
                  <svg:desc>Hoja1.B2:Hoja1.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0462962962962963">
                <text:p>0.000462962962962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00694444444444444">
                <text:p>0.000694444444444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00925925925925926">
                <text:p>0.0009259259259259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00115740740740741">
                <text:p>0.001157407407407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00138888888888889">
                <text:p>0.001388888888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00162037037037037">
                <text:p>0.00162037037037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00185185185185185">
                <text:p>0.001851851851851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00208333333333333">
                <text:p>0.00208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00231481481481481">
                <text:p>0.002314814814814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0025462962962963">
                <text:p>0.00254629629629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00277777777777778">
                <text:p>0.002777777777777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0.00300925925925926">
                <text:p>0.003009259259259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.00324074074074074">
                <text:p>0.003240740740740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0.00347222222222222">
                <text:p>0.00347222222222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0.0037037037037037">
                <text:p>0.00370370370370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0.00393518518518519">
                <text:p>0.003935185185185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00416666666666667">
                <text:p>0.00416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0.00439814814814815">
                <text:p>0.004398148148148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.00462962962962963">
                <text:p>0.004629629629629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">
                <text:p>105</text:p>
              </table:table-cell>
              <table:table-cell office:value-type="float" office:value="0.00486111111111111">
                <text:p>0.00486111111111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">
                <text:p>110</text:p>
              </table:table-cell>
              <table:table-cell office:value-type="float" office:value="0.00509259259259259">
                <text:p>0.005092592592592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">
                <text:p>115</text:p>
              </table:table-cell>
              <table:table-cell office:value-type="float" office:value="0.00532407407407407">
                <text:p>0.005324074074074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">
                <text:p>120</text:p>
              </table:table-cell>
              <table:table-cell office:value-type="float" office:value="0.00555555555555556">
                <text:p>0.005555555555555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0.00578703703703704">
                <text:p>0.005787037037037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">
                <text:p>130</text:p>
              </table:table-cell>
              <table:table-cell office:value-type="float" office:value="0.00601851851851852">
                <text:p>0.006018518518518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">
                <text:p>135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">
                <text:p>140</text:p>
              </table:table-cell>
              <table:table-cell office:value-type="float" office:value="0.00648148148148148">
                <text:p>0.006481481481481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">
                <text:p>145</text:p>
              </table:table-cell>
              <table:table-cell office:value-type="float" office:value="0.00671296296296296">
                <text:p>0.006712962962962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0.00694444444444444">
                <text:p>0.006944444444444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">
                <text:p>155</text:p>
              </table:table-cell>
              <table:table-cell office:value-type="float" office:value="0.00717592592592593">
                <text:p>0.007175925925925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">
                <text:p>160</text:p>
              </table:table-cell>
              <table:table-cell office:value-type="float" office:value="0.00740740740740741">
                <text:p>0.007407407407407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">
                <text:p>165</text:p>
              </table:table-cell>
              <table:table-cell office:value-type="float" office:value="0.00763888888888889">
                <text:p>0.007638888888888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">
                <text:p>170</text:p>
              </table:table-cell>
              <table:table-cell office:value-type="float" office:value="0.00787037037037037">
                <text:p>0.007870370370370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">
                <text:p>175</text:p>
              </table:table-cell>
              <table:table-cell office:value-type="float" office:value="0.00810185185185185">
                <text:p>0.008101851851851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">
                <text:p>180</text:p>
              </table:table-cell>
              <table:table-cell office:value-type="float" office:value="0.00833333333333333">
                <text:p>0.0083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